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Bold" style:font-family-generic="swiss" style:font-pitch="variable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ourierNewPS-BoldMT" svg:font-family="CourierNewPS-BoldMT" style:font-family-generic="roman" style:font-pitch="variable"/>
    <style:font-face style:name="CourierNewPSMT" svg:font-family="CourierNewPSMT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ymbolMT" svg:font-family="SymbolMT" style:font-family-generic="roman" style:font-pitch="variable"/>
    <style:font-face style:name="Söhne Mono" svg:font-family="'Söhne Mono', Monaco, 'Andale Mono', 'Ubuntu Mono', monospac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Preformatted_20_Text">
      <style:text-properties fo:font-weight="normal" style:font-weight-asian="normal" style:font-weight-complex="normal"/>
    </style:style>
    <style:style style:name="P2" style:family="paragraph" style:parent-style-name="Preformatted_20_Text">
      <style:text-properties officeooo:paragraph-rsid="00023582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fo:background-color="#158466" style:font-weight-asian="normal" style:font-weight-complex="normal"/>
    </style:style>
    <style:style style:name="P6" style:family="paragraph" style:parent-style-name="Standard">
      <style:text-properties officeooo:paragraph-rsid="00023582"/>
    </style:style>
    <style:style style:name="P7" style:family="paragraph" style:parent-style-name="Standard">
      <style:text-properties fo:background-color="#ffff00"/>
    </style:style>
    <style:style style:name="P8" style:family="paragraph" style:parent-style-name="Standard">
      <style:text-properties officeooo:rsid="00023582" officeooo:paragraph-rsid="00023582"/>
    </style:style>
    <style:style style:name="P9" style:family="paragraph" style:parent-style-name="Standard">
      <style:text-properties fo:background-color="#158466"/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T1" style:family="text">
      <style:text-properties style:font-name="Calibri" fo:font-size="12pt" style:font-size-asian="12pt"/>
    </style:style>
    <style:style style:name="T2" style:family="text">
      <style:text-properties style:font-name="Calibri" fo:font-size="12pt" officeooo:rsid="00023582" style:font-size-asian="12pt"/>
    </style:style>
    <style:style style:name="T3" style:family="text">
      <style:text-properties style:font-name="Calibri" fo:font-size="12pt" fo:font-weight="bold" style:font-size-asian="12pt" style:font-weight-asian="bold"/>
    </style:style>
    <style:style style:name="T4" style:family="text">
      <style:text-properties style:font-name="Calibri" fo:font-size="11pt" style:font-size-asian="11pt"/>
    </style:style>
    <style:style style:name="T5" style:family="text">
      <style:text-properties style:font-name="Calibri" fo:font-size="11pt" fo:font-weight="bold" style:font-size-asian="11pt" style:font-weight-asian="bold"/>
    </style:style>
    <style:style style:name="T6" style:family="text">
      <style:text-properties style:font-name="Calibri-Bold" fo:font-size="11pt" fo:font-weight="bold" style:font-size-asian="11pt" style:font-weight-asian="bold"/>
    </style:style>
    <style:style style:name="T7" style:family="text">
      <style:text-properties style:font-name="Calibri-Bold" fo:font-size="12pt" fo:font-weight="bold" style:font-size-asian="12pt" style:font-weight-asian="bold"/>
    </style:style>
    <style:style style:name="T8" style:family="text">
      <style:text-properties style:font-name="Calibri-Bold" fo:font-size="10pt" fo:font-weight="bold" style:font-size-asian="10pt" style:font-weight-asian="bold"/>
    </style:style>
    <style:style style:name="T9" style:family="text">
      <style:text-properties style:font-name="Calibri-Bold" fo:font-size="14pt" fo:font-weight="bold" style:font-size-asian="14pt" style:font-weight-asian="bold"/>
    </style:style>
    <style:style style:name="T10" style:family="text">
      <style:text-properties fo:color="#c9211e" loext:opacity="100%" style:font-name="Calibri" fo:font-size="12pt" fo:background-color="#ffff00" loext:char-shading-value="0" style:font-size-asian="12pt"/>
    </style:style>
    <style:style style:name="T11" style:family="text">
      <style:text-properties style:font-name="CourierNewPSMT" fo:font-size="10pt" style:font-size-asian="10pt"/>
    </style:style>
    <style:style style:name="T12" style:family="text">
      <style:text-properties style:font-name="CourierNewPSMT" fo:font-size="10pt" fo:font-weight="bold" style:font-size-asian="10pt" style:font-weight-asian="bold"/>
    </style:style>
    <style:style style:name="T13" style:family="text">
      <style:text-properties style:font-name="CourierNewPS-BoldMT" fo:font-size="10pt" fo:font-weight="bold" style:font-size-asian="10pt" style:font-weight-asian="bold"/>
    </style:style>
    <style:style style:name="T14" style:family="text">
      <style:text-properties fo:font-size="10pt" style:font-size-asian="10pt"/>
    </style:style>
    <style:style style:name="T15" style:family="text">
      <style:text-properties fo:font-size="11pt" fo:font-weight="bold" style:font-size-asian="11pt" style:font-weight-asian="bold"/>
    </style:style>
    <style:style style:name="T16" style:family="text">
      <style:text-properties style:font-name="SymbolMT" fo:font-size="11pt" style:font-size-asian="11pt"/>
    </style:style>
    <style:style style:name="T17" style:family="text">
      <style:text-properties style:font-name="TimesNewRomanPSMT" fo:font-size="12pt" style:font-size-asian="12pt"/>
    </style:style>
    <style:style style:name="T18" style:family="text">
      <style:text-properties officeooo:rsid="000235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6">Basic Access Layer Switch Configuration: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10"><text:span text:style-name="T1">#show interfaces trunk</text:span></text:p>
      <text:p text:style-name="P10"><text:span text:style-name="T1">#show interfaces fa 0/10 switchport</text:span></text:p>
      <text:p text:style-name="P10"><text:span text:style-name="T1">#show vlan brief </text:span></text:p>
      <text:p text:style-name="P10"><text:span text:style-name="T1"/></text:p>
      <text:p text:style-name="Standard"><text:span text:style-name="T1"/></text:p>
      <text:p text:style-name="Standard"><text:span text:style-name="T1">Commands for both LEVEL 1 and LEVEL 2 Switches</text:span></text:p>
      <text:p text:style-name="Standard"><text:span text:style-name="T1"/></text:p>
      <text:p text:style-name="Standard"><text:span text:style-name="T1"/></text:p>
      <text:p text:style-name="Standard"><text:span text:style-name="T10">Switch</text:span><text:span text:style-name="T1">(config)# hostname access-1-1</text:span></text:p>
      <text:p text:style-name="Standard"><text:span text:style-name="T1"/></text:p>
      <text:p text:style-name="P8"><text:span text:style-name="T1">“name” the hostname by</text:span></text:p>
      <text:p text:style-name="P8"><text:span text:style-name="T1"/></text:p>
      <text:p text:style-name="P8"><text:span text:style-name="T1">#hostname access-1-1 and change accordingly </text:span></text:p>
      <text:p text:style-name="Standard"><text:span text:style-name="T1"/></text:p>
      <text:p text:style-name="Standard"><text:span text:style-name="T1"/></text:p>
      <text:p text:style-name="Standard"><text:span text:style-name="T1">no ip domain-lookup</text:span></text:p>
      <text:p text:style-name="Standard"><text:span text:style-name="T1">enable secret class</text:span></text:p>
      <text:p text:style-name="Standard"><text:span text:style-name="T1">line con 0</text:span></text:p>
      <text:p text:style-name="Standard"><text:span text:style-name="T1">logging synchronous</text:span></text:p>
      <text:p text:style-name="Standard"><text:span text:style-name="T1">exec-timeout 0 0</text:span></text:p>
      <text:p text:style-name="Standard"><text:span text:style-name="T1">exit</text:span></text:p>
      <text:p text:style-name="Standard"><text:span text:style-name="T2">line </text:span><text:span text:style-name="T1">vty 0 4</text:span></text:p>
      <text:p text:style-name="Standard"><text:span text:style-name="T1">password cisco</text:span></text:p>
      <text:p text:style-name="Standard"><text:span text:style-name="T1">login</text:span></text:p>
      <text:p text:style-name="Standard"><text:span text:style-name="T1">transport input telnet</text:span></text:p>
      <text:p text:style-name="Standard"><text:span text:style-name="T1">exit</text:span></text:p>
      <text:p text:style-name="Standard"><text:span text:style-name="T1"/></text:p>
      <text:p text:style-name="Standard"><text:span text:style-name="T1"/></text:p>
      <text:p text:style-name="Standard"><text:span text:style-name="T6">Configuring VLANS</text:span></text:p>
      <text:p text:style-name="Standard"><text:span text:style-name="T3"/></text:p>
      <text:p text:style-name="Standard"><text:span text:style-name="T3">Commands for both LEVEL 1 and LEVEL 2 Switches</text:span></text:p>
      <text:p text:style-name="Standard"><text:span text:style-name="T13"/></text:p>
      <text:p text:style-name="Standard">access-1-1(config)# </text:p>
      <text:p text:style-name="Standard"/>
      <text:p text:style-name="Standard">vlan 10</text:p>
      <text:p text:style-name="Standard">name admin</text:p>
      <text:p text:style-name="Standard">exit</text:p>
      <text:p text:style-name="Standard">vlan 20</text:p>
      <text:p text:style-name="Standard">name HR</text:p>
      <text:p text:style-name="Standard">exit</text:p>
      <text:p text:style-name="Standard">vlan 30</text:p>
      <text:p text:style-name="Standard">name Sales</text:p>
      <text:p text:style-name="Standard"><text:soft-page-break/>exit</text:p>
      <text:p text:style-name="Standard">vlan 40</text:p>
      <text:p text:style-name="Standard">name Engineering</text:p>
      <text:p text:style-name="Standard">exit</text:p>
      <text:p text:style-name="Standard">vlan 90</text:p>
      <text:p text:style-name="Standard">name Voice</text:p>
      <text:p text:style-name="Standard">exit</text:p>
      <text:p text:style-name="Standard">vlan 100</text:p>
      <text:p text:style-name="Standard">name Guest</text:p>
      <text:p text:style-name="Standard">exit</text:p>
      <text:p text:style-name="Standard">vlan 180</text:p>
      <text:p text:style-name="Standard">name Management</text:p>
      <text:p text:style-name="Standard">vlan 254</text:p>
      <text:p text:style-name="Standard">name Native</text:p>
      <text:p text:style-name="Standard">exit</text:p>
      <text:p text:style-name="Standard">vlan 255</text:p>
      <text:p text:style-name="Standard">name Parking-Lot</text:p>
      <text:p text:style-name="Standard">exit</text:p>
      <text:p text:style-name="Standard"/>
      <text:p text:style-name="Standard"><text:span text:style-name="T6">Default Port Configuration</text:span></text:p>
      <text:p text:style-name="Standard"><text:span text:style-name="T7">interface range fa0/1-24, g0/1-2</text:span><text:span text:style-name="T1">:</text:span></text:p>
      <text:p text:style-name="Standard"><text:span text:style-name="T6"/></text:p>
      <text:p text:style-name="Standard"><text:span text:style-name="T3">Commands for both LEVEL 1 and LEVEL 2 Switches</text:span></text:p>
      <text:p text:style-name="P8"><text:span text:style-name="T6">all switches</text:span></text:p>
      <text:p text:style-name="Standard"><text:span text:style-name="T6"/></text:p>
      <text:p text:style-name="P2" loext:marker-style-name="T13">access-1-1(config)# </text:p>
      <text:p text:style-name="P2" loext:marker-style-name="T13"/>
      <text:p text:style-name="P2" loext:marker-style-name="T13">interface range fa0/1-24, g0/1-2</text:p>
      <text:p text:style-name="P1" loext:marker-style-name="T13"><text:span text:style-name="T14">switchport mode access</text:span></text:p>
      <text:p text:style-name="P1" loext:marker-style-name="T13"><text:span text:style-name="T14">switchport access vlan 255</text:span></text:p>
      <text:p text:style-name="P1" loext:marker-style-name="T13"><text:span text:style-name="T14">shutdown</text:span></text:p>
      <text:p text:style-name="P1"><text:span text:style-name="T14">exit</text:span></text:p>
      <text:p text:style-name="P1"><text:span text:style-name="T14"/></text:p>
      <text:p text:style-name="P1">switchport access vlan 255</text:p>
      <text:p text:style-name="P1"><text:span text:style-name="T14"/></text:p>
      <text:p text:style-name="P4"><text:span text:style-name="T6">Configuring Active Access Ports</text:span></text:p>
      <text:p text:style-name="P4"><text:span text:style-name="T8"/></text:p>
      <text:p text:style-name="P5"><text:span text:style-name="T5">Commands for LEVEL 1 Switches</text:span></text:p>
      <text:p text:style-name="P4"><text:span text:style-name="T12">! LEVEL 1 PC PORTS</text:span></text:p>
      <text:p text:style-name="P4"><text:span text:style-name="T8"/></text:p>
      <text:p text:style-name="P4"><text:span text:style-name="T8"/></text:p>
      <text:p text:style-name="P6" loext:marker-style-name="T13">access-1-1(config)# </text:p>
      <text:p text:style-name="P6" loext:marker-style-name="T13"/>
      <text:p text:style-name="P6" loext:marker-style-name="T13">interface fa0/10</text:p>
      <text:p text:style-name="Standard" loext:marker-style-name="T13">switchport mode access</text:p>
      <text:p text:style-name="Standard" loext:marker-style-name="T13">switchport access vlan 10</text:p>
      <text:p text:style-name="Standard" loext:marker-style-name="T13">no shutdown</text:p>
      <text:p text:style-name="Standard" loext:marker-style-name="T13">exit</text:p>
      <text:p text:style-name="Standard" loext:marker-style-name="T13">interface fa0/20</text:p>
      <text:p text:style-name="Standard" loext:marker-style-name="T13">switchport mode access</text:p>
      <text:p text:style-name="Standard" loext:marker-style-name="T13">switchport access vlan 20</text:p>
      <text:p text:style-name="Standard" loext:marker-style-name="T13"><text:soft-page-break/>no shutdown</text:p>
      <text:p text:style-name="Standard">exit</text:p>
      <text:p text:style-name="Standard"/>
      <text:p text:style-name="P3" loext:marker-style-name="T4"><text:span text:style-name="T4">The following commands are for LEVEL 2 switches, which in our scenario have both a PC and an IP Phones</text:span></text:p>
      <text:p text:style-name="Standard"><text:span text:style-name="T4">connected.</text:span></text:p>
      <text:p text:style-name="Standard"><text:span text:style-name="T4"/></text:p>
      <text:p text:style-name="P3" loext:marker-style-name="T4"><text:span text:style-name="T4">These commands configure the switch ports to handle both data traffic for a connected PC and voice traffic for</text:span></text:p>
      <text:p text:style-name="P3" loext:marker-style-name="T4"><text:span text:style-name="T4">an IP Phone. VLAN 10 and VLAN 20 are used for data traffic from PCs connected to ports fa0/10 and fa0/20,</text:span><text:span text:style-name="T4"/></text:p>
      <text:p text:style-name="P3" loext:marker-style-name="T4"><text:span text:style-name="T4">respectively, while VLAN 90 is designated for voice traffic from IP Phones connected to both ports. QoS</text:span><text:span text:style-name="T4"/></text:p>
      <text:p text:style-name="P3" loext:marker-style-name="T6"><text:span text:style-name="T4">settings are applied to prioritize voice traffic, ensuring clear and uninterrupted voice communication. The </text:span><text:span text:style-name="T6">no</text:span></text:p>
      <text:p text:style-name="P3" loext:marker-style-name="T4"><text:span text:style-name="T6">shutdown </text:span><text:span text:style-name="T4">command ensures that the ports are enabled and ready for use.</text:span></text:p>
      <text:p text:style-name="P9"><text:span text:style-name="T4">Commands for LEVEL 2 Switches</text:span></text:p>
      <text:p text:style-name="Standard"><text:span text:style-name="T4"/></text:p>
      <text:p text:style-name="P6" loext:marker-style-name="T13">access-<text:span text:style-name="T18">2</text:span>-1(config)# </text:p>
      <text:p text:style-name="P6" loext:marker-style-name="T13"/>
      <text:p text:style-name="P6" loext:marker-style-name="T13">interface fa0/10</text:p>
      <text:p text:style-name="Standard" loext:marker-style-name="T13">switchport mode access</text:p>
      <text:p text:style-name="Standard" loext:marker-style-name="T13">switchport access vlan 10</text:p>
      <text:p text:style-name="Standard" loext:marker-style-name="T13">switchport voice vlan 90</text:p>
      <text:p text:style-name="Standard" loext:marker-style-name="T13">mls qos trust cos</text:p>
      <text:p text:style-name="Standard" loext:marker-style-name="T13">no shutdown</text:p>
      <text:p text:style-name="Standard" loext:marker-style-name="T13">exit</text:p>
      <text:p text:style-name="Standard" loext:marker-style-name="T13">interface fa0/20</text:p>
      <text:p text:style-name="Standard" loext:marker-style-name="T13">switchport mode access</text:p>
      <text:p text:style-name="Standard" loext:marker-style-name="T13">switchport access vlan 20</text:p>
      <text:p text:style-name="Standard" loext:marker-style-name="T13">switchport voice vlan 90</text:p>
      <text:p text:style-name="Standard" loext:marker-style-name="T13">mls qos trust cos</text:p>
      <text:p text:style-name="Standard" loext:marker-style-name="T13">no shutdown</text:p>
      <text:p text:style-name="Standard" loext:marker-style-name="T13">exit</text:p>
      <text:p text:style-name="Standard" loext:marker-style-name="T13"/>
      <text:p text:style-name="Standard" loext:marker-style-name="T13"/>
      <text:p text:style-name="Standard">access-1-1(config)#</text:p>
      <text:p text:style-name="Standard"><text:span text:style-name="T4"/></text:p>
      <text:p text:style-name="Standard"><text:span text:style-name="T4"/></text:p>
      <text:p text:style-name="P3" loext:marker-style-name="T6"><text:span text:style-name="T6">Trunking</text:span></text:p>
      <text:p text:style-name="P3" loext:marker-style-name="T4"><text:span text:style-name="T4">A trunk is a network link designed to carry multiple VLANs through a single interface by tagging frames with</text:span><text:span text:style-name="T4"/></text:p>
      <text:p text:style-name="P3" loext:marker-style-name="T4"><text:span text:style-name="T4">VLAN identification. This allows for efficient VLAN distribution across switches and network segments, enabling</text:span><text:span text:style-name="T4"/></text:p>
      <text:p text:style-name="Standard"><text:span text:style-name="T4">devices in different VLANs to communicate through the same physical link while maintaining VLAN separation.</text:span></text:p>
      <text:p text:style-name="Standard"><text:span text:style-name="T4"/></text:p>
      <text:p text:style-name="Standard"><text:span text:style-name="T1">Commands for both LEVEL 1 and LEVEL 2 Switches</text:span></text:p>
      <text:p text:style-name="Standard"><text:span text:style-name="T4"/></text:p>
      <text:p text:style-name="Standard"><text:span text:style-name="T4"/></text:p>
      <text:p text:style-name="P6" loext:marker-style-name="T13">access-1-1(config)# </text:p>
      <text:p text:style-name="P6" loext:marker-style-name="T13"/>
      <text:p text:style-name="P6" loext:marker-style-name="T13">interface range fa0/1-2</text:p>
      <text:p text:style-name="Standard" loext:marker-style-name="T13">no switchport access vlan 255</text:p>
      <text:p text:style-name="Standard" loext:marker-style-name="T13">switchport mode trunk</text:p>
      <text:p text:style-name="Standard" loext:marker-style-name="T13">switchport nonegotiate</text:p>
      <text:p text:style-name="Standard" loext:marker-style-name="T13">switchport trunk allowed vlan 1,10,20,30,40,90,100,180,254</text:p>
      <text:p text:style-name="Standard" loext:marker-style-name="T13"><text:soft-page-break/>switchport trunk native vlan 254</text:p>
      <text:p text:style-name="Standard" loext:marker-style-name="T13">no shutdown</text:p>
      <text:p text:style-name="Standard" loext:marker-style-name="T13">exit</text:p>
      <text:p text:style-name="Standard" loext:marker-style-name="T13"/>
      <text:p text:style-name="Standard" loext:marker-style-name="T13"/>
      <text:p text:style-name="Standard" loext:marker-style-name="T13"><text:span text:style-name="T11">copy run start</text:span></text:p>
      <text:p text:style-name="Standard" loext:marker-style-name="T13"/>
      <text:p text:style-name="Standard" loext:marker-style-name="T13"/>
      <text:p text:style-name="Standard">access-1-1(config)#</text:p>
      <text:p text:style-name="Standard"><text:span text:style-name="T4"/></text:p>
      <text:p text:style-name="Standard"><text:span text:style-name="T9">End Devices</text:span></text:p>
      <text:p text:style-name="Standard"><text:span text:style-name="T4"/></text:p>
      <text:p text:style-name="P3" loext:marker-style-name="T4"><text:span text:style-name="T4">PC-left</text:span></text:p>
      <text:p text:style-name="P3" loext:marker-style-name="T4"><text:span text:style-name="T16">• </text:span><text:span text:style-name="T6">Interface Fa 0: </text:span><text:span text:style-name="T4">10.10.0.100 255.255.255.0</text:span></text:p>
      <text:p text:style-name="P3" loext:marker-style-name="T4"><text:span text:style-name="T16">• </text:span><text:span text:style-name="T6">Global Settings &gt; Default Gateway: </text:span><text:span text:style-name="T4">10.10.0.1</text:span></text:p>
      <text:p text:style-name="P3" loext:marker-style-name="T4"><text:span text:style-name="T16">• </text:span><text:span text:style-name="T6">Global Settings &gt; Display Name: </text:span><text:span text:style-name="T4">10.10.0.100</text:span></text:p>
      <text:p text:style-name="P3" loext:marker-style-name="T4"><text:span text:style-name="T4">PC-left</text:span><text:span text:style-name="T4"/></text:p>
      <text:p text:style-name="P3" loext:marker-style-name="T4"><text:span text:style-name="T16">• </text:span><text:span text:style-name="T6">Interface Fa 0: </text:span><text:span text:style-name="T4">10.10.0.101 255.255.255.0</text:span></text:p>
      <text:p text:style-name="P3" loext:marker-style-name="T4"><text:span text:style-name="T16">• </text:span><text:span text:style-name="T6">Global Settings &gt; Default Gateway: </text:span><text:span text:style-name="T4">10.10.0.1</text:span></text:p>
      <text:p text:style-name="P3" loext:marker-style-name="T4"><text:span text:style-name="T16">• </text:span><text:span text:style-name="T6">Global Settings &gt; Display Name: </text:span><text:span text:style-name="T4">10.10.0.101</text:span></text:p>
      <text:p text:style-name="P3" loext:marker-style-name="T4"><text:span text:style-name="T4">PC-right</text:span><text:span text:style-name="T4"/></text:p>
      <text:p text:style-name="P3" loext:marker-style-name="T4"><text:span text:style-name="T16">• </text:span><text:span text:style-name="T6">Interface Fa 0: </text:span><text:span text:style-name="T4">10.20.0.100 255.255.255.0</text:span></text:p>
      <text:p text:style-name="P3" loext:marker-style-name="T4"><text:span text:style-name="T16">• </text:span><text:span text:style-name="T6">Global Settings &gt; Default Gateway: </text:span><text:span text:style-name="T4">10.20.0.1</text:span></text:p>
      <text:p text:style-name="P3" loext:marker-style-name="T4"><text:span text:style-name="T16">• </text:span><text:span text:style-name="T6">Global Settings &gt; Display Name: </text:span><text:span text:style-name="T4">10.20.0.100</text:span></text:p>
      <text:p text:style-name="P3" loext:marker-style-name="T4"><text:span text:style-name="T4">PC-right</text:span><text:span text:style-name="T4"/></text:p>
      <text:p text:style-name="P3" loext:marker-style-name="T4"><text:span text:style-name="T16">• </text:span><text:span text:style-name="T6">Interface Fa 0: </text:span><text:span text:style-name="T4">10.20.0.101 255.255.255.0</text:span></text:p>
      <text:p text:style-name="P3" loext:marker-style-name="T4"><text:span text:style-name="T16">• </text:span><text:span text:style-name="T6">Global Settings &gt; Default Gateway: </text:span><text:span text:style-name="T4">10.20.0.1</text:span></text:p>
      <text:p text:style-name="Standard"><text:span text:style-name="T16">• </text:span><text:span text:style-name="T6">Global Settings &gt; Display Name: </text:span><text:span text:style-name="T4">10.20.0.101</text:span></text:p>
      <text:p text:style-name="Standard"><text:span text:style-name="T4"/></text:p>
      <text:p text:style-name="Standard"><text:span text:style-name="T4"/></text:p>
      <text:p text:style-name="P3" loext:marker-style-name="T6"><text:span text:style-name="T6">Packet Tracer Display Names for Switches</text:span></text:p>
      <text:p text:style-name="P3" loext:marker-style-name="T4"><text:span text:style-name="T4">LEVEL 1 AND LEVEL 2 Switches</text:span><text:span text:style-name="T4"/></text:p>
      <text:p text:style-name="Standard"><text:span text:style-name="T16">• </text:span><text:span text:style-name="T6">Global Settings &gt; Display Name: </text:span><text:span text:style-name="T4">“Hostname”</text:span></text:p>
      <text:p text:style-name="Standard"><text:span text:style-name="T4"/></text:p>
      <text:p text:style-name="Standard"><text:span text:style-name="T4"/></text:p>
      <text:p text:style-name="Standard"><text:span text:style-name="T6">Second Pair of Switches - Column 2: Level 1 and Level 2</text:span></text:p>
      <text:p text:style-name="Standard"><text:span text:style-name="T5"/></text:p>
      <text:p text:style-name="P3" loext:marker-style-name="T4"><text:span text:style-name="T5">Do the same for the next pair of Level 1 and Level 2 switches in column 2:</text:span></text:p>
      <text:p text:style-name="P3" loext:marker-style-name="T4"><text:span text:style-name="T16">• </text:span><text:span text:style-name="T4">access-1-2</text:span></text:p>
      <text:p text:style-name="P3" loext:marker-style-name="T4"><text:span text:style-name="T16">• </text:span><text:span text:style-name="T4">access-2-2</text:span></text:p>
      <text:p text:style-name="Standard"><text:span text:style-name="T4">Make the necessary changes to hostnames and IPv4 addresses.</text:span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 loext:marker-style-name="T13">COLUMN 3 AND COLUMN 4 – LEVEL 2</text:p>
      <text:p text:style-name="Standard" loext:marker-style-name="T11">! BASIC CONFIG<text:span text:style-name="T11"/></text:p>
      <text:p text:style-name="Standard" loext:marker-style-name="T11">enable<text:span text:style-name="T11"/></text:p>
      <text:p text:style-name="Standard" loext:marker-style-name="T11"><text:soft-page-break/>conf t<text:span text:style-name="T11"/></text:p>
      <text:p text:style-name="Standard" loext:marker-style-name="T11">no ip domain-lookup</text:p>
      <text:p text:style-name="Standard" loext:marker-style-name="T11"><text:span text:style-name="T11"/></text:p>
      <text:p text:style-name="P7" loext:marker-style-name="T11">hostname access-2-3<text:span text:style-name="T11"/></text:p>
      <text:p text:style-name="P7" loext:marker-style-name="T11">hostname access-2-4<text:span text:style-name="T11"/></text:p>
      <text:p text:style-name="Standard" loext:marker-style-name="T17"/>
      <text:p text:style-name="Standard" loext:marker-style-name="T11">enable secret class<text:span text:style-name="T11"/></text:p>
      <text:p text:style-name="Standard" loext:marker-style-name="T11">line con 0<text:span text:style-name="T11"/></text:p>
      <text:p text:style-name="Standard" loext:marker-style-name="T11">logging synchronous<text:span text:style-name="T11"/></text:p>
      <text:p text:style-name="Standard" loext:marker-style-name="T11">exec-timeout 0 0<text:span text:style-name="T11"/></text:p>
      <text:p text:style-name="Standard" loext:marker-style-name="T11">exit<text:span text:style-name="T11"/></text:p>
      <text:p text:style-name="Standard" loext:marker-style-name="T11">line vty 0 4<text:span text:style-name="T11"/></text:p>
      <text:p text:style-name="Standard" loext:marker-style-name="T11">password cisco<text:span text:style-name="T11"/></text:p>
      <text:p text:style-name="Standard" loext:marker-style-name="T11">login<text:span text:style-name="T11"/></text:p>
      <text:p text:style-name="Standard" loext:marker-style-name="T11">transport input telnet<text:span text:style-name="T11"/></text:p>
      <text:p text:style-name="Standard" loext:marker-style-name="T11">exit<text:span text:style-name="T11"/></text:p>
      <text:p text:style-name="Standard" loext:marker-style-name="T11"/>
      <text:p text:style-name="Standard" loext:marker-style-name="T11"/>
      <text:p text:style-name="Standard" loext:marker-style-name="T11"/>
      <text:p text:style-name="Standard" loext:marker-style-name="T11">! CREATE VLANS</text:p>
      <text:p text:style-name="Standard" loext:marker-style-name="T11"><text:span text:style-name="T11"/></text:p>
      <text:p text:style-name="Standard" loext:marker-style-name="T11"><text:span text:style-name="T11"/></text:p>
      <text:p text:style-name="Standard" loext:marker-style-name="T11">vlan 10<text:span text:style-name="T11"/></text:p>
      <text:p text:style-name="Standard" loext:marker-style-name="T11">name admin<text:span text:style-name="T11"/></text:p>
      <text:p text:style-name="Standard" loext:marker-style-name="T11">exit<text:span text:style-name="T11"/></text:p>
      <text:p text:style-name="Standard" loext:marker-style-name="T11">vlan 20<text:span text:style-name="T11"/></text:p>
      <text:p text:style-name="Standard" loext:marker-style-name="T11">name HR<text:span text:style-name="T11"/></text:p>
      <text:p text:style-name="Standard" loext:marker-style-name="T11">exit<text:span text:style-name="T11"/></text:p>
      <text:p text:style-name="Standard" loext:marker-style-name="T11">vlan 30<text:span text:style-name="T11"/></text:p>
      <text:p text:style-name="Standard" loext:marker-style-name="T11">name Sales<text:span text:style-name="T11"/></text:p>
      <text:p text:style-name="Standard" loext:marker-style-name="T11">exit<text:span text:style-name="T11"/></text:p>
      <text:p text:style-name="Standard" loext:marker-style-name="T11">vlan 40<text:span text:style-name="T11"/></text:p>
      <text:p text:style-name="Standard" loext:marker-style-name="T11">name Engineering<text:span text:style-name="T11"/></text:p>
      <text:p text:style-name="Standard" loext:marker-style-name="T11">exit<text:span text:style-name="T11"/></text:p>
      <text:p text:style-name="Standard" loext:marker-style-name="T11">vlan 90<text:span text:style-name="T11"/></text:p>
      <text:p text:style-name="Standard" loext:marker-style-name="T11">name Voice<text:span text:style-name="T11"/></text:p>
      <text:p text:style-name="Standard" loext:marker-style-name="T11">vlan 100<text:span text:style-name="T11"/></text:p>
      <text:p text:style-name="Standard" loext:marker-style-name="T11">name Guest<text:span text:style-name="T11"/></text:p>
      <text:p text:style-name="Standard" loext:marker-style-name="T11">vlan 180<text:span text:style-name="T11"/></text:p>
      <text:p text:style-name="Standard" loext:marker-style-name="T11">name Management<text:span text:style-name="T11"/></text:p>
      <text:p text:style-name="Standard" loext:marker-style-name="T11">vlan 254<text:span text:style-name="T11"/></text:p>
      <text:p text:style-name="Standard" loext:marker-style-name="T11">name Native<text:span text:style-name="T11"/></text:p>
      <text:p text:style-name="Standard" loext:marker-style-name="T11">vlan 255<text:span text:style-name="T11"/></text:p>
      <text:p text:style-name="Standard" loext:marker-style-name="T11">name Parking-Lot<text:span text:style-name="T11"/></text:p>
      <text:p text:style-name="Standard" loext:marker-style-name="T11">exit<text:span text:style-name="T11"/></text:p>
      <text:p text:style-name="Standard" loext:marker-style-name="T11"/>
      <text:p text:style-name="Standard" loext:marker-style-name="T11"/>
      <text:p text:style-name="Standard" loext:marker-style-name="T11">! DEFAULT</text:p>
      <text:p text:style-name="Standard" loext:marker-style-name="T11"/>
      <text:p text:style-name="Standard" loext:marker-style-name="T11"><text:soft-page-break/>interface range fa0/1-24, g0/1-2<text:span text:style-name="T11"/></text:p>
      <text:p text:style-name="Standard" loext:marker-style-name="T11">switchport mode access<text:span text:style-name="T11"/></text:p>
      <text:p text:style-name="Standard" loext:marker-style-name="T11">switchport access vlan 255<text:span text:style-name="T11"/></text:p>
      <text:p text:style-name="Standard" loext:marker-style-name="T11">shutdown<text:span text:style-name="T11"/></text:p>
      <text:p text:style-name="Standard" loext:marker-style-name="T11">exit<text:span text:style-name="T11"/></text:p>
      <text:p text:style-name="Standard" loext:marker-style-name="T11"/>
      <text:p text:style-name="Standard" loext:marker-style-name="T11">! LEVEL 2 PC PORTS<text:span text:style-name="T11"/></text:p>
      <text:p text:style-name="Standard" loext:marker-style-name="T11"/>
      <text:p text:style-name="Standard" loext:marker-style-name="T11">interface fa0/10<text:span text:style-name="T11"/></text:p>
      <text:p text:style-name="Standard" loext:marker-style-name="T11">switchport mode access<text:span text:style-name="T11"/></text:p>
      <text:p text:style-name="Standard" loext:marker-style-name="T11">switchport access vlan 30<text:span text:style-name="T11"/></text:p>
      <text:p text:style-name="Standard" loext:marker-style-name="T11">switchport voice vlan 90<text:span text:style-name="T11"/></text:p>
      <text:p text:style-name="Standard" loext:marker-style-name="T11">mls qos trust cos<text:span text:style-name="T11"/></text:p>
      <text:p text:style-name="Standard" loext:marker-style-name="T11">no shutdown<text:span text:style-name="T11"/></text:p>
      <text:p text:style-name="Standard" loext:marker-style-name="T11">exit<text:span text:style-name="T11"/></text:p>
      <text:p text:style-name="Standard" loext:marker-style-name="T11">interface fa0/20<text:span text:style-name="T11"/></text:p>
      <text:p text:style-name="Standard" loext:marker-style-name="T17"/>
      <text:p text:style-name="Standard" loext:marker-style-name="T11">switchport mode access<text:span text:style-name="T11"/></text:p>
      <text:p text:style-name="Standard" loext:marker-style-name="T11">switchport access vlan 40<text:span text:style-name="T11"/></text:p>
      <text:p text:style-name="Standard" loext:marker-style-name="T11">switchport voice vlan 90<text:span text:style-name="T11"/></text:p>
      <text:p text:style-name="Standard" loext:marker-style-name="T11">mls qos trust cos<text:span text:style-name="T11"/></text:p>
      <text:p text:style-name="Standard" loext:marker-style-name="T11">no shutdown<text:span text:style-name="T11"/></text:p>
      <text:p text:style-name="Standard" loext:marker-style-name="T11">exit<text:span text:style-name="T11"/></text:p>
      <text:p text:style-name="Standard" loext:marker-style-name="T11"/>
      <text:p text:style-name="Standard" loext:marker-style-name="T11"/>
      <text:p text:style-name="Standard" loext:marker-style-name="T11">! TRUNK<text:span text:style-name="T11"/></text:p>
      <text:p text:style-name="Standard" loext:marker-style-name="T11"/>
      <text:p text:style-name="Standard" loext:marker-style-name="T11">interface range fa0/1-2<text:span text:style-name="T11"/></text:p>
      <text:p text:style-name="Standard" loext:marker-style-name="T11">no switchport access vlan 255<text:span text:style-name="T11"/></text:p>
      <text:p text:style-name="Standard" loext:marker-style-name="T11">switchport mode trunk<text:span text:style-name="T11"/></text:p>
      <text:p text:style-name="Standard" loext:marker-style-name="T11">switchport nonegotiate<text:span text:style-name="T11"/></text:p>
      <text:p text:style-name="Standard" loext:marker-style-name="T11">switchport trunk allowed vlan 1,10,20,30,40,90,100,180,254<text:span text:style-name="T11"/></text:p>
      <text:p text:style-name="Standard" loext:marker-style-name="T11">switchport trunk native vlan 254<text:span text:style-name="T11"/></text:p>
      <text:p text:style-name="Standard" loext:marker-style-name="T11">no shutdown<text:span text:style-name="T11"/></text:p>
      <text:p text:style-name="Standard" loext:marker-style-name="T11">exit<text:span text:style-name="T11"/></text:p>
      <text:p text:style-name="Standard" loext:marker-style-name="T11">end<text:span text:style-name="T11"/></text:p>
      <text:p text:style-name="Standard"/>
      <text:p text:style-name="Standard"/>
      <text:p text:style-name="Standard"/>
      <text:p text:style-name="Standard">copy run start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Bold" style:font-family-generic="swiss" style:font-pitch="variable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ourierNewPS-BoldMT" svg:font-family="CourierNewPS-BoldMT" style:font-family-generic="roman" style:font-pitch="variable"/>
    <style:font-face style:name="CourierNewPSMT" svg:font-family="CourierNewPSMT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ymbolMT" svg:font-family="SymbolMT" style:font-family-generic="roman" style:font-pitch="variable"/>
    <style:font-face style:name="Söhne Mono" svg:font-family="'Söhne Mono', Monaco, 'Andale Mono', 'Ubuntu Mono', monospac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3T11:46:32.659000000</meta:creation-date>
    <dc:date>2024-05-03T15:30:40.525000000</dc:date>
    <meta:editing-duration>PT3H44M8S</meta:editing-duration>
    <meta:editing-cycles>1</meta:editing-cycles>
    <meta:document-statistic meta:table-count="0" meta:image-count="0" meta:object-count="0" meta:page-count="6" meta:paragraph-count="211" meta:word-count="761" meta:character-count="4677" meta:non-whitespace-character-count="4119"/>
    <meta:generator>LibreOffice/7.5.5.2$Windows_X86_64 LibreOffice_project/ca8fe7424262805f223b9a2334bc7181abbcbf5e</meta:generator>
  </office:meta>
</office:document-meta>
</file>